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5" style:family="table">
      <style:table-properties style:width="17.013cm" fo:margin-left="0cm" fo:margin-right="-0.012cm" table:align="margins"/>
    </style:style>
    <style:style style:name="Tabulka5.A" style:family="table-column">
      <style:table-column-properties style:column-width="1.826cm" style:rel-column-width="7032*"/>
    </style:style>
    <style:style style:name="Tabulka5.B" style:family="table-column">
      <style:table-column-properties style:column-width="2.249cm" style:rel-column-width="8663*"/>
    </style:style>
    <style:style style:name="Tabulka5.C" style:family="table-column">
      <style:table-column-properties style:column-width="3.228cm" style:rel-column-width="12434*"/>
    </style:style>
    <style:style style:name="Tabulka5.D" style:family="table-column">
      <style:table-column-properties style:column-width="9.71cm" style:rel-column-width="37406*"/>
    </style:style>
    <style:style style:name="Tabulka5.A1" style:family="table-cell">
      <style:table-cell-properties fo:padding="0.097cm" fo:border-left="0.002cm solid #000000" fo:border-right="none" fo:border-top="0.002cm solid #000000" fo:border-bottom="0.002cm solid #000000"/>
    </style:style>
    <style:style style:name="Tabulka5.D1" style:family="table-cell">
      <style:table-cell-properties fo:padding="0.097cm" fo:border="0.002cm solid #000000"/>
    </style:style>
    <style:style style:name="Tabulka5.A2" style:family="table-cell">
      <style:table-cell-properties fo:padding="0.097cm" fo:border-left="0.002cm solid #000000" fo:border-right="none" fo:border-top="none" fo:border-bottom="0.002cm solid #000000"/>
    </style:style>
    <style:style style:name="Tabulka5.B2" style:family="table-cell" style:data-style-name="N30">
      <style:table-cell-properties fo:padding="0.097cm" fo:border-left="0.002cm solid #000000" fo:border-right="none" fo:border-top="none" fo:border-bottom="0.002cm solid #000000"/>
    </style:style>
    <style:style style:name="Tabulka5.D2" style:family="table-cell">
      <style:table-cell-properties fo:padding="0.097cm" fo:border-left="0.002cm solid #000000" fo:border-right="0.002cm solid #000000" fo:border-top="none" fo:border-bottom="0.002cm solid #000000"/>
    </style:style>
    <style:style style:name="Tabulka1" style:family="table">
      <style:table-properties style:width="17.013cm" fo:margin-left="0cm" fo:margin-right="-0.012cm" table:align="margins"/>
    </style:style>
    <style:style style:name="Tabulka1.A" style:family="table-column">
      <style:table-column-properties style:column-width="3.281cm" style:rel-column-width="12638*"/>
    </style:style>
    <style:style style:name="Tabulka1.B" style:family="table-column">
      <style:table-column-properties style:column-width="1.984cm" style:rel-column-width="7644*"/>
    </style:style>
    <style:style style:name="Tabulka1.C" style:family="table-column">
      <style:table-column-properties style:column-width="6.456cm" style:rel-column-width="24868*"/>
    </style:style>
    <style:style style:name="Tabulka1.D" style:family="table-column">
      <style:table-column-properties style:column-width="5.292cm" style:rel-column-width="20385*"/>
    </style:style>
    <style:style style:name="Tabulka1.1" style:family="table-row">
      <style:table-row-properties style:min-row-height="0.635cm"/>
    </style:style>
    <style:style style:name="Tabulka1.A1" style:family="table-cell">
      <style:table-cell-properties fo:padding="0.097cm" fo:border-left="0.002cm solid #000000" fo:border-right="none" fo:border-top="0.002cm solid #000000" fo:border-bottom="0.002cm solid #000000"/>
    </style:style>
    <style:style style:name="Tabulka1.D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D2" style:family="table-cell">
      <style:table-cell-properties fo:padding="0.097cm" fo:border-left="0.002cm solid #000000" fo:border-right="0.002cm solid #000000" fo:border-top="none" fo:border-bottom="0.002cm solid #000000"/>
    </style:style>
    <style:style style:name="Tabulka2" style:family="table">
      <style:table-properties style:width="17.013cm" fo:margin-left="0cm" fo:margin-right="-0.012cm" table:align="margins"/>
    </style:style>
    <style:style style:name="Tabulka2.A" style:family="table-column">
      <style:table-column-properties style:column-width="3.307cm" style:rel-column-width="12740*"/>
    </style:style>
    <style:style style:name="Tabulka2.B" style:family="table-column">
      <style:table-column-properties style:column-width="1.984cm" style:rel-column-width="7644*"/>
    </style:style>
    <style:style style:name="Tabulka2.C" style:family="table-column">
      <style:table-column-properties style:column-width="6.456cm" style:rel-column-width="24868*"/>
    </style:style>
    <style:style style:name="Tabulka2.D" style:family="table-column">
      <style:table-column-properties style:column-width="5.265cm" style:rel-column-width="20283*"/>
    </style:style>
    <style:style style:name="Tabulka2.A1" style:family="table-cell">
      <style:table-cell-properties fo:padding="0.097cm" fo:border-left="0.002cm solid #000000" fo:border-right="none" fo:border-top="0.002cm solid #000000" fo:border-bottom="0.002cm solid #000000"/>
    </style:style>
    <style:style style:name="Tabulka2.D1" style:family="table-cell">
      <style:table-cell-properties fo:padding="0.097cm" fo:border="0.002cm solid #000000"/>
    </style:style>
    <style:style style:name="Tabulka2.A2" style:family="table-cell">
      <style:table-cell-properties fo:padding="0.097cm" fo:border-left="0.002cm solid #000000" fo:border-right="none" fo:border-top="none" fo:border-bottom="0.002cm solid #000000"/>
    </style:style>
    <style:style style:name="Tabulka2.D2" style:family="table-cell">
      <style:table-cell-properties fo:padding="0.097cm" fo:border-left="0.002cm solid #000000" fo:border-right="0.002cm solid #000000" fo:border-top="none" fo:border-bottom="0.002cm solid #000000"/>
    </style:style>
    <style:style style:name="Tabulka3" style:family="table">
      <style:table-properties style:width="17.013cm" fo:margin-left="0cm" fo:margin-right="-0.012cm" table:align="margins"/>
    </style:style>
    <style:style style:name="Tabulka3.A" style:family="table-column">
      <style:table-column-properties style:column-width="3.281cm" style:rel-column-width="12638*"/>
    </style:style>
    <style:style style:name="Tabulka3.B" style:family="table-column">
      <style:table-column-properties style:column-width="1.984cm" style:rel-column-width="7644*"/>
    </style:style>
    <style:style style:name="Tabulka3.C" style:family="table-column">
      <style:table-column-properties style:column-width="6.456cm" style:rel-column-width="24868*"/>
    </style:style>
    <style:style style:name="Tabulka3.D" style:family="table-column">
      <style:table-column-properties style:column-width="5.292cm" style:rel-column-width="20385*"/>
    </style:style>
    <style:style style:name="Tabulka3.1" style:family="table-row">
      <style:table-row-properties style:min-row-height="0.635cm"/>
    </style:style>
    <style:style style:name="Tabulka3.A1" style:family="table-cell">
      <style:table-cell-properties fo:padding="0.097cm" fo:border-left="0.002cm solid #000000" fo:border-right="none" fo:border-top="0.002cm solid #000000" fo:border-bottom="0.002cm solid #000000"/>
    </style:style>
    <style:style style:name="Tabulka3.D1" style:family="table-cell">
      <style:table-cell-properties fo:padding="0.097cm" fo:border="0.002cm solid #000000"/>
    </style:style>
    <style:style style:name="Tabulka3.A2" style:family="table-cell">
      <style:table-cell-properties fo:padding="0.097cm" fo:border-left="0.002cm solid #000000" fo:border-right="none" fo:border-top="none" fo:border-bottom="0.002cm solid #000000"/>
    </style:style>
    <style:style style:name="Tabulka3.D2" style:family="table-cell">
      <style:table-cell-properties fo:padding="0.097cm" fo:border-left="0.002cm solid #000000" fo:border-right="0.002cm solid #000000" fo:border-top="none" fo:border-bottom="0.002cm solid #000000"/>
    </style:style>
    <style:style style:name="Tabulka4" style:family="table">
      <style:table-properties style:width="17.013cm" fo:margin-left="0cm" fo:margin-right="-0.012cm" table:align="margins"/>
    </style:style>
    <style:style style:name="Tabulka4.A" style:family="table-column">
      <style:table-column-properties style:column-width="0.45cm" style:rel-column-width="1732*"/>
    </style:style>
    <style:style style:name="Tabulka4.B" style:family="table-column">
      <style:table-column-properties style:column-width="0.422cm" style:rel-column-width="1623*"/>
    </style:style>
    <style:style style:name="Tabulka4.C" style:family="table-column">
      <style:table-column-properties style:column-width="2.432cm" style:rel-column-width="9369*"/>
    </style:style>
    <style:style style:name="Tabulka4.D" style:family="table-column">
      <style:table-column-properties style:column-width="1.984cm" style:rel-column-width="7644*"/>
    </style:style>
    <style:style style:name="Tabulka4.E" style:family="table-column">
      <style:table-column-properties style:column-width="6.456cm" style:rel-column-width="24868*"/>
    </style:style>
    <style:style style:name="Tabulka4.F" style:family="table-column">
      <style:table-column-properties style:column-width="5.269cm" style:rel-column-width="20299*"/>
    </style:style>
    <style:style style:name="Tabulka4.A1" style:family="table-cell">
      <style:table-cell-properties fo:padding="0.097cm" fo:border-left="0.002cm solid #000000" fo:border-right="none" fo:border-top="0.002cm solid #000000" fo:border-bottom="0.002cm solid #000000"/>
    </style:style>
    <style:style style:name="Tabulka4.F1" style:family="table-cell">
      <style:table-cell-properties fo:padding="0.097cm" fo:border="0.002cm solid #000000"/>
    </style:style>
    <style:style style:name="Tabulka4.A2" style:family="table-cell">
      <style:table-cell-properties fo:padding="0.097cm" fo:border-left="0.002cm solid #000000" fo:border-right="none" fo:border-top="none" fo:border-bottom="0.002cm solid #000000"/>
    </style:style>
    <style:style style:name="Tabulka4.F2" style:family="table-cell">
      <style:table-cell-properties fo:padding="0.097cm" fo:border-left="0.002cm solid #000000" fo:border-right="0.002cm solid #000000" fo:border-top="none" fo:border-bottom="0.002cm solid #000000"/>
    </style:style>
    <style:style style:name="Tabulka4.A3" style:family="table-cell">
      <style:table-cell-properties fo:padding="0.097cm" fo:border-left="0.002cm solid #000000" fo:border-right="none" fo:border-top="none" fo:border-bottom="none"/>
    </style:style>
    <style:style style:name="Tabulka4.A5" style:family="table-cell">
      <style:table-cell-properties fo:padding="0.097cm" fo:border-left="0.002cm solid #000000" fo:border-right="0.002cm solid #000000" fo:border-top="none" fo:border-bottom="none"/>
    </style:style>
    <style:style style:name="Tabulka4.F6"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master-page-name="">
      <style:paragraph-properties fo:margin-left="11.959cm" fo:margin-right="0cm" fo:text-indent="0cm" style:auto-text-indent="false" style:page-number="auto"/>
      <style:text-properties style:font-name="Calibri"/>
    </style:style>
    <style:style style:name="P3" style:family="paragraph" style:parent-style-name="Standard">
      <style:paragraph-properties fo:margin-left="11.959cm" fo:margin-right="0cm" fo:text-indent="0cm" style:auto-text-indent="false"/>
      <style:text-properties style:font-name="Calibri"/>
    </style:style>
    <style:style style:name="P4" style:family="paragraph" style:parent-style-name="Heading">
      <style:paragraph-properties fo:text-align="center" style:justify-single-word="false"/>
    </style:style>
    <style:style style:name="P5" style:family="paragraph" style:parent-style-name="Text_20_body">
      <style:text-properties style:font-name="Calibri"/>
    </style:style>
    <style:style style:name="P6" style:family="paragraph" style:parent-style-name="Text_20_body">
      <style:text-properties style:font-name="Calibri" fo:font-style="normal" style:font-style-asian="normal" style:font-style-complex="normal"/>
    </style:style>
    <style:style style:name="P7" style:family="paragraph" style:parent-style-name="Text_20_body">
      <style:text-properties style:font-name="Calibri" fo:font-weight="bold" style:font-weight-asian="bold" style:font-weight-complex="bold"/>
    </style:style>
    <style:style style:name="P8" style:family="paragraph" style:parent-style-name="Text_20_body">
      <style:text-properties style:font-name="Calibri" fo:language="en" fo:country="US" fo:font-weight="bold" style:font-weight-asian="bold" style:font-weight-complex="bold"/>
    </style:style>
    <style:style style:name="P9" style:family="paragraph" style:parent-style-name="Text_20_body">
      <style:text-properties style:font-name="Calibri" fo:language="en" fo:country="US" fo:font-style="normal" fo:background-color="#ff3333" style:font-style-asian="normal" style:font-style-complex="normal"/>
    </style:style>
    <style:style style:name="P10" style:family="paragraph" style:parent-style-name="Text_20_body">
      <style:text-properties style:font-name="Calibri" fo:language="en" fo:country="US" fo:font-style="normal" style:font-style-asian="normal" style:font-style-complex="normal"/>
    </style:style>
    <style:style style:name="P11" style:family="paragraph" style:parent-style-name="Text_20_body">
      <style:text-properties style:font-name="Calibri" fo:language="cs" fo:country="CZ" fo:font-style="normal" fo:font-weight="bold" style:font-style-asian="normal" style:font-weight-asian="bold" style:font-style-complex="normal" style:font-weight-complex="bold"/>
    </style:style>
    <style:style style:name="P12" style:family="paragraph" style:parent-style-name="Text_20_body">
      <style:text-properties style:font-name="Calibri" fo:language="cs" fo:country="CZ" fo:font-style="normal" fo:background-color="#ff3333" style:font-style-asian="normal" style:font-style-complex="normal"/>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able_20_Contents">
      <style:text-properties style:font-name="Calibri"/>
    </style:style>
    <style:style style:name="P16" style:family="paragraph" style:parent-style-name="Table_20_Contents">
      <style:paragraph-properties fo:text-align="center" style:justify-single-word="false"/>
      <style:text-properties style:font-name="Calibri" fo:font-weight="bold" style:font-weight-asian="bold" style:font-weight-complex="bold"/>
    </style:style>
    <style:style style:name="P17" style:family="paragraph" style:parent-style-name="Table_20_Contents">
      <style:text-properties style:font-name="Calibri" fo:language="en" fo:country="US"/>
    </style:style>
    <style:style style:name="P18" style:family="paragraph" style:parent-style-name="Table_20_Contents">
      <style:text-properties style:font-name="Calibri" fo:language="cs" fo:country="CZ"/>
    </style:style>
    <style:style style:name="P19" style:family="paragraph" style:parent-style-name="Table_20_Contents">
      <style:text-properties style:font-name="Lucida Console" fo:font-size="10pt" fo:language="en" fo:country="US" style:font-size-asian="10pt" style:font-size-complex="10pt"/>
    </style:style>
    <style:style style:name="P20" style:family="paragraph" style:parent-style-name="Table_20_Contents">
      <style:text-properties style:font-name="Lucida Console" fo:font-size="10pt" fo:language="en" fo:country="US" fo:background-color="transparent" style:font-size-asian="10pt" style:font-size-complex="10pt"/>
    </style:style>
    <style:style style:name="P21" style:family="paragraph" style:parent-style-name="Table_20_Contents">
      <style:text-properties style:font-name="Lucida Console" fo:font-size="10pt" style:font-size-asian="10pt" style:font-size-complex="10pt"/>
    </style:style>
    <style:style style:name="P22" style:family="paragraph" style:parent-style-name="Table_20_Contents">
      <style:text-properties style:font-name="Lucida Console" fo:font-size="10pt" fo:background-color="#ff3333" style:font-size-asian="10pt" style:font-size-complex="10pt"/>
    </style:style>
    <style:style style:name="P23" style:family="paragraph" style:parent-style-name="Table_20_Contents">
      <style:text-properties style:font-name="Lucida Console" fo:font-size="10pt" fo:language="cs" fo:country="CZ" style:font-size-asian="10pt" style:font-size-complex="10pt"/>
    </style:style>
    <style:style style:name="P24" style:family="paragraph" style:parent-style-name="Table_20_Contents">
      <style:text-properties style:font-name="Lucida Console" fo:font-size="10pt" fo:language="cs" fo:country="CZ" fo:background-color="transparent" style:font-size-asian="10pt" style:font-size-complex="10pt"/>
    </style:style>
    <style:style style:name="P25" style:family="paragraph" style:parent-style-name="Table_20_Contents">
      <style:text-properties style:font-name="Lucida Console" fo:font-size="10pt" fo:background-color="transparent" style:font-size-asian="10pt" style:font-size-complex="10pt"/>
    </style:style>
    <style:style style:name="P26" style:family="paragraph" style:parent-style-name="Text_20_body">
      <style:paragraph-properties fo:background-color="#dddddd">
        <style:background-image/>
      </style:paragraph-properties>
      <style:text-properties style:font-name="Lucida Console"/>
    </style:style>
    <style:style style:name="P27" style:family="paragraph" style:parent-style-name="Text_20_body">
      <style:paragraph-properties fo:background-color="#dddddd">
        <style:background-image/>
      </style:paragraph-properties>
      <style:text-properties style:font-name="Lucida Console" fo:font-size="10pt" style:font-size-asian="10pt" style:font-size-complex="10pt"/>
    </style:style>
    <style:style style:name="P28" style:family="paragraph" style:parent-style-name="Text_20_body">
      <style:paragraph-properties fo:background-color="#dddddd">
        <style:background-image/>
      </style:paragraph-properties>
      <style:text-properties style:font-name="Lucida Console" fo:font-size="10pt" fo:font-weight="normal" style:font-size-asian="10pt" style:font-weight-asian="normal" style:font-size-complex="10pt" style:font-weight-complex="normal"/>
    </style:style>
    <style:style style:name="P29" style:family="paragraph" style:parent-style-name="Text_20_body">
      <style:paragraph-properties fo:background-color="#dddddd">
        <style:background-image/>
      </style:paragraph-properties>
      <style:text-properties style:font-name="Lucida Console" fo:font-size="10pt" fo:language="en" fo:country="US" fo:font-style="normal" style:text-underline-style="none" style:font-size-asian="10pt" style:font-style-asian="normal" style:font-size-complex="10pt" style:font-style-complex="normal"/>
    </style:style>
    <style:style style:name="P30" style:family="paragraph" style:parent-style-name="Text_20_body">
      <style:paragraph-properties fo:background-color="#dddddd">
        <style:background-image/>
      </style:paragraph-properties>
      <style:text-properties style:font-name="Lucida Console"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fo:background-color="#dddddd">
        <style:background-image/>
      </style:paragraph-properties>
      <style:text-properties style:font-name="Lucida Console" fo:font-size="10pt" fo:language="en" fo:country="US" fo:font-style="normal" fo:background-color="#ff3333" style:font-size-asian="10pt" style:font-style-asian="normal" style:font-size-complex="10pt" style:font-style-complex="normal"/>
    </style:style>
    <style:style style:name="P32" style:family="paragraph" style:parent-style-name="Text_20_body">
      <style:paragraph-properties fo:background-color="#dddddd">
        <style:background-image/>
      </style:paragraph-properties>
      <style:text-properties style:font-name="Lucida Console" fo:font-size="10pt" fo:language="en" fo:country="US" fo:font-style="normal" style:font-size-asian="10pt" style:font-style-asian="normal" style:font-size-complex="10pt" style:font-style-complex="normal"/>
    </style:style>
    <style:style style:name="P33" style:family="paragraph" style:parent-style-name="Text_20_body">
      <style:paragraph-properties fo:background-color="#dddddd">
        <style:background-image/>
      </style:paragraph-properties>
      <style:text-properties style:font-name="Lucida Console" fo:font-size="10pt" fo:language="en" fo:country="US" fo:font-style="normal" fo:background-color="transparent" style:font-size-asian="10pt" style:font-style-asian="normal" style:font-size-complex="10pt" style:font-style-complex="normal"/>
    </style:style>
    <style:style style:name="P34" style:family="paragraph" style:parent-style-name="Text_20_body">
      <style:paragraph-properties fo:background-color="#dddddd">
        <style:background-image/>
      </style:paragraph-properties>
      <style:text-properties style:font-name="Lucida Console" fo:font-size="10pt" fo:language="cs" fo:country="CZ"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Text_20_body">
      <style:paragraph-properties fo:background-color="#dddddd">
        <style:background-image/>
      </style:paragraph-properties>
      <style:text-properties style:font-name="Lucida Console" fo:font-size="10pt" fo:font-style="normal" style:font-size-asian="10pt" style:font-style-asian="normal" style:font-size-complex="10pt" style:font-style-complex="normal"/>
    </style:style>
    <style:style style:name="P36"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style:font-size-asian="10pt" style:font-style-asian="normal" style:font-size-complex="10pt" style:font-style-complex="normal"/>
    </style:style>
    <style:style style:name="P37"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style:text-underline-style="none" style:font-size-asian="10pt" style:font-style-asian="normal" style:font-size-complex="10pt" style:font-style-complex="normal"/>
    </style:style>
    <style:style style:name="P38"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39" style:family="paragraph" style:parent-style-name="Text_20_body">
      <style:paragraph-properties fo:background-color="#dddddd">
        <style:background-image/>
      </style:paragraph-properties>
      <style:text-properties style:use-window-font-color="true" style:font-name="Lucida Console" fo:font-size="10pt" fo:language="en" fo:country="US" fo:font-style="normal" fo:background-color="transparent" style:font-size-asian="10pt" style:font-style-asian="normal" style:font-size-complex="10pt" style:font-style-complex="normal"/>
    </style:style>
    <style:style style:name="P40" style:family="paragraph" style:parent-style-name="Text_20_body">
      <style:paragraph-properties fo:background-color="#dddddd">
        <style:background-image/>
      </style:paragraph-properties>
      <style:text-properties style:font-name="Calibri" fo:language="en" fo:country="US" fo:font-style="normal" fo:background-color="#ff3333" style:font-style-asian="normal" style:font-style-complex="normal"/>
    </style:style>
    <style:style style:name="P41" style:family="paragraph" style:parent-style-name="Standard">
      <style:paragraph-properties fo:background-color="#dddddd">
        <style:background-image/>
      </style:paragraph-properties>
      <style:text-properties style:font-name="Calibri" fo:language="en" fo:country="US" fo:font-style="normal" fo:background-color="transparent" style:font-style-asian="normal" style:font-style-complex="normal"/>
    </style:style>
    <style:style style:name="P42" style:family="paragraph" style:parent-style-name="Standard">
      <style:paragraph-properties fo:background-color="#dddddd">
        <style:background-image/>
      </style:paragraph-properties>
      <style:text-properties style:font-name="Lucida Console" fo:font-size="10pt" fo:language="en" fo:country="US" fo:font-style="normal" fo:background-color="transparent" style:font-size-asian="10pt" style:font-style-asian="normal" style:font-size-complex="10pt" style:font-style-complex="normal"/>
    </style:style>
    <style:style style:name="P43" style:family="paragraph" style:parent-style-name="Text_20_body">
      <style:paragraph-properties fo:background-color="transparent">
        <style:background-image/>
      </style:paragraph-properties>
      <style:text-properties style:font-name="Calibri" fo:font-size="12pt" fo:language="cs" fo:country="CZ" style:font-size-asian="12pt" style:font-size-complex="12pt"/>
    </style:style>
    <style:style style:name="P44" style:family="paragraph" style:parent-style-name="Text_20_body">
      <style:paragraph-properties fo:background-color="transparent">
        <style:background-image/>
      </style:paragraph-properties>
      <style:text-properties style:font-name="Calibri" fo:font-size="12pt" fo:language="cs" fo:country="CZ" fo:font-style="normal" style:text-underline-style="none" fo:font-weight="bold" style:font-size-asian="12pt" style:font-style-asian="normal" style:font-weight-asian="bold" style:font-size-complex="12pt" style:font-style-complex="normal" style:font-weight-complex="bold"/>
    </style:style>
    <style:style style:name="P45" style:family="paragraph" style:parent-style-name="Text_20_body">
      <style:paragraph-properties fo:background-color="transparent">
        <style:background-image/>
      </style:paragraph-properties>
      <style:text-properties style:font-name="Calibri" fo:font-size="12pt" fo:language="cs" fo:country="CZ" fo:font-style="italic" style:text-underline-style="none" style:font-size-asian="12pt" style:font-style-asian="italic" style:font-size-complex="12pt" style:font-style-complex="italic"/>
    </style:style>
    <style:style style:name="P46" style:family="paragraph" style:parent-style-name="Text_20_body">
      <style:paragraph-properties fo:background-color="transparent">
        <style:background-image/>
      </style:paragraph-properties>
      <style:text-properties style:font-name="Calibri" fo:font-size="12pt" fo:font-weight="bold" style:font-size-asian="12pt" style:font-weight-asian="bold" style:font-size-complex="12pt" style:font-weight-complex="bold"/>
    </style:style>
    <style:style style:name="P47" style:family="paragraph" style:parent-style-name="Text_20_body">
      <style:paragraph-properties fo:background-color="transparent">
        <style:background-image/>
      </style:paragraph-properties>
      <style:text-properties style:font-name="Calibri" fo:language="cs" fo:country="CZ" fo:font-style="normal" fo:background-color="transparent" style:font-style-asian="normal" style:font-style-complex="normal"/>
    </style:style>
    <style:style style:name="P48" style:family="paragraph" style:parent-style-name="Text_20_body">
      <style:paragraph-properties fo:background-color="transparent">
        <style:background-image/>
      </style:paragraph-properties>
      <style:text-properties style:use-window-font-color="true" style:font-name="Calibri" fo:font-size="12pt" fo:language="cs" fo:country="CZ" fo:font-style="normal" style:text-underline-style="none" fo:background-color="#ff3333" style:font-size-asian="12pt" style:font-style-asian="normal" style:font-size-complex="12pt" style:font-style-complex="normal"/>
    </style:style>
    <style:style style:name="P49" style:family="paragraph" style:parent-style-name="Text_20_body">
      <style:paragraph-properties fo:background-color="transparent">
        <style:background-image/>
      </style:paragraph-properties>
      <style:text-properties style:use-window-font-color="true" style:font-name="Lucida Console" fo:font-size="10pt" fo:language="en" fo:country="US" fo:font-style="normal" fo:background-color="transparent" style:font-size-asian="10pt" style:font-style-asian="normal" style:font-size-complex="10pt" style:font-style-complex="normal"/>
    </style:style>
    <style:style style:name="P50" style:family="paragraph" style:parent-style-name="Text_20_body">
      <style:paragraph-properties fo:break-before="page"/>
      <style:text-properties style:font-name="Calibri"/>
    </style:style>
    <style:style style:name="P51" style:family="paragraph" style:parent-style-name="Text_20_body" style:master-page-name="">
      <style:paragraph-properties style:page-number="auto" fo:break-before="auto" fo:break-after="auto"/>
      <style:text-properties style:font-name="Calibri"/>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Heading" style:master-page-name="First_20_Page">
      <style:paragraph-properties style:page-number="auto"/>
    </style:style>
    <style:style style:name="P56" style:family="paragraph" style:parent-style-name="Heading_20_1">
      <style:text-properties style:font-name="Calibri"/>
    </style:style>
    <style:style style:name="P57" style:family="paragraph" style:parent-style-name="Heading_20_1">
      <style:text-properties style:font-name="Calibri" fo:font-style="normal" style:font-style-asian="normal" style:font-style-complex="normal"/>
    </style:style>
    <style:style style:name="P58" style:family="paragraph" style:parent-style-name="Heading_20_1" style:master-page-name="Standard">
      <style:paragraph-properties style:page-number="1" fo:break-before="page"/>
      <style:text-properties style:font-name="Calibri"/>
    </style:style>
    <style:style style:name="P59" style:family="paragraph" style:parent-style-name="Heading_20_1">
      <style:paragraph-properties fo:break-before="page"/>
      <style:text-properties style:font-name="Calibri"/>
    </style:style>
    <style:style style:name="P60" style:family="paragraph" style:parent-style-name="Heading_20_2">
      <style:text-properties style:font-name="Calibri" fo:font-style="normal" style:font-style-asian="normal"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Heading_20_2">
      <style:paragraph-properties fo:break-before="page"/>
      <style:text-properties fo:font-style="normal" style:font-style-asian="normal" style:font-style-complex="normal"/>
    </style:style>
    <style:style style:name="P63" style:family="paragraph" style:parent-style-name="Heading_20_3">
      <style:text-properties style:font-name="Calibri" fo:font-style="normal" style:font-style-asian="normal" style:font-style-complex="normal"/>
    </style:style>
    <style:style style:name="P64" style:family="paragraph" style:parent-style-name="Heading_20_3">
      <style:text-properties style:font-name="Calibri" fo:font-style="normal" fo:background-color="transparent" style:font-style-asian="normal" style:font-style-complex="normal"/>
    </style:style>
    <style:style style:name="P65" style:family="paragraph" style:parent-style-name="Heading_20_3">
      <style:text-properties style:font-name="Calibri" fo:language="cs" fo:country="CZ" fo:font-style="normal" style:font-style-asian="normal" style:font-style-complex="normal"/>
    </style:style>
    <style:style style:name="P66" style:family="paragraph" style:parent-style-name="Heading_20_3">
      <style:paragraph-properties fo:break-before="page"/>
      <style:text-properties style:font-name="Calibri"/>
    </style:style>
    <style:style style:name="P67" style:family="paragraph" style:parent-style-name="Heading_20_3">
      <style:paragraph-properties fo:break-before="page"/>
      <style:text-properties style:font-name="Calibri" fo:language="cs" fo:country="CZ" fo:font-style="normal" style:font-style-asian="normal" style:font-style-complex="normal"/>
    </style:style>
    <style:style style:name="P68" style:family="paragraph" style:parent-style-name="Heading_20_3">
      <style:paragraph-properties fo:break-before="page"/>
      <style:text-properties style:font-name="Calibri" fo:font-style="normal" fo:background-color="transparent" style:font-style-asian="normal" style:font-style-complex="normal"/>
    </style:style>
    <style:style style:name="P69" style:family="paragraph" style:parent-style-name="Table_20_Contents">
      <style:text-properties style:font-name="Calibri"/>
    </style:style>
    <style:style style:name="P70" style:family="paragraph" style:parent-style-name="Text_20_body" style:list-style-name="L1">
      <style:text-properties style:font-name="Calibri"/>
    </style:style>
    <style:style style:name="T1" style:family="text">
      <style:text-properties style:font-name="Calibri"/>
    </style:style>
    <style:style style:name="T2" style:family="text">
      <style:text-properties style:font-name="Calibri" fo:language="cs" fo:country="CZ" fo:font-style="normal" style:font-style-asian="normal" style:font-style-complex="normal"/>
    </style:style>
    <style:style style:name="T3" style:family="text">
      <style:text-properties style:font-name="Calibri" fo:language="cs" fo:country="CZ" fo:font-style="normal" style:text-underline-style="none" style:font-style-asian="normal" style:font-style-complex="normal"/>
    </style:style>
    <style:style style:name="T4" style:family="text">
      <style:text-properties style:font-name="Calibri" fo:language="cs" fo:country="CZ" fo:font-style="italic" style:text-underline-style="none" style:font-style-asian="italic" style:font-style-complex="italic"/>
    </style:style>
    <style:style style:name="T5" style:family="text">
      <style:text-properties style:font-name="Calibri" fo:language="en" fo:country="US" fo:font-style="italic" style:text-underline-style="none" style:font-style-asian="italic" style:font-style-complex="italic"/>
    </style:style>
    <style:style style:name="T6" style:family="text">
      <style:text-properties style:font-name="Calibri" fo:language="en" fo:country="U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style:text-underline-style="none" style:font-style-asian="normal" style:font-style-complex="normal"/>
    </style:style>
    <style:style style:name="T15" style:family="text">
      <style:text-properties fo:language="en" fo:country="US" fo:font-style="italic" style:font-style-asian="italic" style:font-style-complex="italic"/>
    </style:style>
    <style:style style:name="T16" style:family="text">
      <style:text-properties fo:font-variant="normal" fo:text-transform="none" style:use-window-font-color="true" style:font-name="Lucida Console" fo:font-size="10pt" fo:letter-spacing="normal" fo:language="en" fo:country="US" fo:font-style="normal" fo:font-weight="normal" fo:background-color="transparent" style:font-size-asian="10pt" style:font-style-asian="normal" style:font-size-complex="10pt" style:font-style-complex="normal"/>
    </style:style>
    <style:style style:name="T17" style:family="text">
      <style:text-properties fo:font-variant="normal" fo:text-transform="none" style:use-window-font-color="true" style:font-name="Lucida Console" fo:font-size="10pt" fo:letter-spacing="normal" fo:font-weight="normal" fo:background-color="transparent" style:font-size-asian="10pt" style:font-size-complex="10pt"/>
    </style:style>
    <style:style style:name="T18" style:family="text">
      <style:text-properties style:font-name="Lucida Console" fo:font-size="10pt" fo:font-style="normal" style:font-size-asian="10pt" style:font-style-asian="normal" style:font-size-complex="10pt" style:font-style-complex="normal"/>
    </style:style>
    <style:style style:name="T19" style:family="text">
      <style:text-properties style:font-name="Lucida Console" fo:font-size="10pt" fo:background-color="transparent" style:font-size-asian="10pt" style:font-size-complex="10pt"/>
    </style:style>
    <style:style style:name="T20" style:family="text">
      <style:text-properties style:font-name="Lucida Console" fo:font-size="10pt" fo:language="cs" fo:country="CZ" fo:background-color="transparent" style:font-size-asian="10pt" style:font-size-complex="10pt"/>
    </style:style>
    <style:style style:name="T21" style:family="text">
      <style:text-properties style:use-window-font-color="true" fo:font-size="10pt" fo:language="en" fo:country="US" fo:font-style="normal" style:font-size-asian="10pt" style:font-style-asian="normal" style:font-size-complex="10pt" style:font-style-complex="normal"/>
    </style:style>
    <style:style style:name="T22" style:family="text">
      <style:text-properties style:use-window-font-color="true" fo:font-size="10pt" fo:language="en" fo:country="US" fo:font-style="normal" style:text-underline-style="none" style:font-size-asian="10pt" style:font-style-asian="normal" style:font-size-complex="10pt" style:font-style-complex="normal"/>
    </style:style>
    <style:style style:name="T23" style:family="text">
      <style:text-properties style:use-window-font-color="true" fo:font-size="10pt" fo:font-style="normal" style:font-size-asian="10pt" style:font-style-asian="normal" style:font-size-complex="10pt" style:font-style-complex="normal"/>
    </style:style>
    <style:style style:name="T24" style:family="text">
      <style:text-properties style:use-window-font-color="true" fo:font-style="italic" style:text-underline-style="none" fo:background-color="transparent" style:font-style-asian="italic" style:font-style-complex="italic"/>
    </style:style>
    <style:style style:name="T25" style:family="text">
      <style:text-properties style:use-window-font-color="true" style:font-name="Lucida Console" fo:font-size="10pt" fo:background-color="transparent" style:font-size-asian="10pt" style:font-size-complex="10pt"/>
    </style:style>
    <style:style style:name="T26" style:family="text">
      <style:text-properties style:use-window-font-color="true" style:text-underline-style="none" fo:font-weight="normal" style:font-weight-asian="normal" style:font-weight-complex="normal"/>
    </style:style>
    <style:style style:name="T27" style:family="text">
      <style:text-properties fo:language="cs" fo:country="CZ"/>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style:text-underline-style="none"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Heading"/>
      <text:p text:style-name="Heading"/>
      <text:p text:style-name="Heading"/>
      <text:p text:style-name="Heading"/>
      <text:p text:style-name="Heading"/>
      <text:p text:style-name="P4">JSON API pro zjišťování cen MtG karet</text:p>
      <text:p text:style-name="P13"/>
      <text:p text:style-name="P13"/>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utor: Ing. Jiří Bažant</text:p>
      <text:p text:style-name="P3">Verze: 1.0</text:p>
      <text:p text:style-name="P3">Datum: 20.9.2014</text:p>
      <text:p text:style-name="P3"/>
      <text:h text:style-name="P58" text:outline-level="1">Changelog</text:h>
      <table:table table:name="Tabulka5" table:style-name="Tabulka5">
        <table:table-column table:style-name="Tabulka5.A"/>
        <table:table-column table:style-name="Tabulka5.B"/>
        <table:table-column table:style-name="Tabulka5.C"/>
        <table:table-column table:style-name="Tabulka5.D"/>
        <table:table-row>
          <table:table-cell table:style-name="Tabulka5.A1" office:value-type="string">
            <text:p text:style-name="P16">Verze</text:p>
          </table:table-cell>
          <table:table-cell table:style-name="Tabulka5.A1" office:value-type="string">
            <text:p text:style-name="P16">Datum</text:p>
          </table:table-cell>
          <table:table-cell table:style-name="Tabulka5.A1" office:value-type="string">
            <text:p text:style-name="P16">Autor</text:p>
          </table:table-cell>
          <table:table-cell table:style-name="Tabulka5.D1" office:value-type="string">
            <text:p text:style-name="P16">Poznámka</text:p>
          </table:table-cell>
        </table:table-row>
        <table:table-row>
          <table:table-cell table:style-name="Tabulka5.A2" office:value-type="string">
            <text:p text:style-name="P15">1.0</text:p>
          </table:table-cell>
          <table:table-cell table:style-name="Tabulka5.B2" office:value-type="date" office:date-value="2014-09-17">
            <text:p text:style-name="P15">17.9.2014</text:p>
          </table:table-cell>
          <table:table-cell table:style-name="Tabulka5.A2" office:value-type="string">
            <text:p text:style-name="P15">Ing. Jiří Bažant</text:p>
          </table:table-cell>
          <table:table-cell table:style-name="Tabulka5.D2" office:value-type="string">
            <text:p text:style-name="P15"/>
          </table:table-cell>
        </table:table-row>
        <table:table-row>
          <table:table-cell table:style-name="Tabulka5.A2" office:value-type="string">
            <text:p text:style-name="P15"/>
          </table:table-cell>
          <table:table-cell table:style-name="Tabulka5.A2" office:value-type="string">
            <text:p text:style-name="P15">20.9.2014</text:p>
          </table:table-cell>
          <table:table-cell table:style-name="Tabulka5.A2" office:value-type="string">
            <text:p text:style-name="P15">Ing. Jiří Bažant</text:p>
          </table:table-cell>
          <table:table-cell table:style-name="Tabulka5.D2" office:value-type="string">
            <text:p text:style-name="P15">Oprava příkladu SHA-1 hashe a jeho použití.</text:p>
          </table:table-cell>
        </table:table-row>
      </table:table>
      <text:p text:style-name="P51"><text:s/></text:p>
      <text:p text:style-name="P50"/>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54">Changelog<text:tab/>1</text:p>
          <text:p text:style-name="P54">Úvod<text:tab/>3</text:p>
          <text:p text:style-name="P54">Bezpečnost<text:tab/>3</text:p>
          <text:p text:style-name="P54">Volání rozhraní<text:tab/>3</text:p>
          <text:p text:style-name="P53">Hlavičky odpovědi<text:tab/>3</text:p>
          <text:p text:style-name="P53">Tělo odpovědi<text:tab/>3</text:p>
          <text:p text:style-name="P54">Metody<text:tab/>4</text:p>
          <text:p text:style-name="P53">shops-available<text:tab/>4</text:p>
          <text:p text:style-name="P52">Struktura požadavku<text:tab/>4</text:p>
          <text:p text:style-name="P52">Příklad požadavku<text:tab/>4</text:p>
          <text:p text:style-name="P52">Příklad OK odpovědi<text:tab/>5</text:p>
          <text:p text:style-name="P52">Příklad chybové odpovědi<text:tab/>5</text:p>
          <text:p text:style-name="P53">find-price<text:tab/>6</text:p>
          <text:p text:style-name="P52">Struktura požadavku<text:tab/>6</text:p>
          <text:p text:style-name="P52">Sestavení podpisu požadavku<text:tab/>7</text:p>
          <text:p text:style-name="P52">Příklad požadavku<text:tab/>8</text:p>
          <text:p text:style-name="P52">Příklad OK odpovědi<text:tab/>8</text:p>
          <text:p text:style-name="P52">Příklad chybové odpovědi<text:tab/>9</text:p>
          <text:p text:style-name="P54">Limity volání<text:tab/>10</text:p>
          <text:p text:style-name="P54">Testovací účet<text:tab/>10</text:p>
          <text:p text:style-name="P54">Přepnutí do ostrého provozu<text:tab/>10</text:p>
        </text:index-body>
      </text:table-of-content>
      <text:p text:style-name="P5"/>
      <text:h text:style-name="P56" text:outline-level="1"/>
      <text:h text:style-name="P59" text:outline-level="1">Úvod</text:h>
      <text:p text:style-name="P5">API umožňuje třetí straně zjistit cenu jednotlivých MtG karet v českých internetových obchodech.</text:p>
      <text:p text:style-name="P5">Rozhraní implementuje klient-server architekturu, kdy jako server vystupuje portál mtgim.cz. Klient pro komunikaci se servrem používá zasílání JSON požadavků.</text:p>
      <text:p text:style-name="P5">Rozhraní implementuje dvě metody, které jsou popsány dále v tomto dokumentu. </text:p>
      <text:h text:style-name="P56" text:outline-level="1">Bezpečnost</text:h>
      <text:p text:style-name="P5">Všechna volání API metod musí obsahovat parametr <text:span text:style-name="T7">AccessKey. </text:span><text:span text:style-name="T9">Některé metody dále vyžadují podpis požadavku pomocí parametru</text:span> <text:span text:style-name="T7">Signature</text:span>. <text:span text:style-name="T7">AccessKey </text:span><text:span text:style-name="T9">slouží k identifikaci uživatele v rámci systému. </text:span><text:span text:style-name="T7">Signature</text:span><text:span text:style-name="T9"> slouží ke kontrole původu požadavku. </text:span></text:p>
      <text:p text:style-name="P5"><text:span text:style-name="T7">Signature</text:span><text:span text:style-name="T9"> je hash získaný algoritmem </text:span><text:span text:style-name="T15">SHA-1</text:span><text:span text:style-name="T9">, jehož vstupem je zřetězení hodnot </text:span><text:span text:style-name="T7">AccessKey</text:span><text:span text:style-name="T9">, </text:span><text:span text:style-name="T7">Secret</text:span><text:span text:style-name="T9">, názvu metody a všech hodnot požadavku. Přesný postup sestavení </text:span><text:span text:style-name="T7">Signature </text:span><text:span text:style-name="T9">je popsán v sekci „Sestavení podpisu požadavku“ u jednotlivých metod, které podpis vyžadují.</text:span></text:p>
      <text:p text:style-name="P5"><text:span text:style-name="T9">Hodnoty </text:span><text:span text:style-name="T7">AccessKey</text:span><text:span text:style-name="T9"> a </text:span><text:span text:style-name="T7">Secret</text:span><text:span text:style-name="T9"> jsou uživateli předány při zřízení účtu. Jsou pro každého uživatele unikátní a jsou vázány na IP, nebo rozsah IP uvedený při podpisu smlouvy.</text:span></text:p>
      <text:h text:style-name="P57" text:outline-level="1">Volání rozhraní</text:h>
      <text:p text:style-name="P6">JSON Server se nachází na adrese http://mtgim.cz/mtg-api. </text:p>
      <text:p text:style-name="P6">Volání rozhraní se provádí pomocí POST požadavku, který v těle požadavku obsahuje JSON objekt s parametry požadavku.</text:p>
      <text:p text:style-name="P6">Odpověď od serveru v hlavičce obsahuje návratový kód a v těle JSON objekt s odpovědí.</text:p>
      <text:h text:style-name="P60" text:outline-level="2">Hlavičky odpovědi</text:h>
      <text:p text:style-name="P6">Návratové kódy jsou řízeny HTTP standartem. Tzn. 200 identifikuje validní odpověď. V těle odpovědi jsou poté požadovaná data. Všechny ostatní kódy znamenají chybový stav. </text:p>
      <text:p text:style-name="P6">Chybové stavy <text:s/>4XX jsou vyhrazeny pro chyby klienta (neplatná metoda, chybný podpis požadavku, …). </text:p>
      <text:p text:style-name="P6">Chyby 5XX jsou vyhrazeny pro chyby na straně serveru (rozhraní nedostupné, chybná odpověď od e-shopu, ...).</text:p>
      <text:h text:style-name="P60" text:outline-level="2">Tělo odpovědi</text:h>
      <text:p text:style-name="P5">Tělo odpovědi je vždy tvořeno JSON objektem. V případě návratového kódu 200 obsahuje tělo požadovaná data. Konkrétní tvar odpovědi je závislý na volané metodě.</text:p>
      <text:p text:style-name="P5">V případě chybové odpovědi tělo obsahuje položku <text:span text:style-name="T7">error </text:span><text:span text:style-name="T9">s doplňujícím popisem chyby.</text:span></text:p>
      <text:h text:style-name="P57" text:outline-level="1"><text:soft-page-break/>Metody</text:h>
      <text:h text:style-name="P60" text:outline-level="2">shops-available</text:h>
      <text:p text:style-name="P6">Metoda slouží pro získání obchodů, pro které je možné se dotazovat na cenu karty. Vrací seznam klíč-hodnota párů, kde klíč je id obchodu a hodnota je český název obchodu.</text:p>
      <text:p text:style-name="P6">ID obchodu je povinný parametr metody find-price.</text:p>
      <text:p text:style-name="P6">Tento požadavek není nutné podepisovat. Výsledek volání je možné dlouhodobě cachovat.</text:p>
      <text:h text:style-name="P63" text:outline-level="3">Struktura požadavku</text:h>
      <text:p text:style-name="P5"><text:span text:style-name="T10">Adresa:</text:span><text:span text:style-name="T9"> </text:span><text:span text:style-name="T18">/shops-available</text:span></text:p>
      <text:p text:style-name="P7"><text:span text:style-name="T13">Struktura</text:span><text:span text:style-name="T9"> požadavku:</text:span></text:p>
      <table:table table:name="Tabulka1" table:style-name="Tabulka1">
        <table:table-column table:style-name="Tabulka1.A"/>
        <table:table-column table:style-name="Tabulka1.B"/>
        <table:table-column table:style-name="Tabulka1.C"/>
        <table:table-column table:style-name="Tabulka1.D"/>
        <table:table-row table:style-name="Tabulka1.1">
          <table:table-cell table:style-name="Tabulka1.A1" office:value-type="string">
            <text:p text:style-name="P16">Název</text:p>
          </table:table-cell>
          <table:table-cell table:style-name="Tabulka1.A1" office:value-type="string">
            <text:p text:style-name="P16">Typ</text:p>
          </table:table-cell>
          <table:table-cell table:style-name="Tabulka1.A1" office:value-type="string">
            <text:p text:style-name="P16">Popis</text:p>
          </table:table-cell>
          <table:table-cell table:style-name="Tabulka1.D1" office:value-type="string">
            <text:p text:style-name="P16">Příklad</text:p>
          </table:table-cell>
        </table:table-row>
        <table:table-row>
          <table:table-cell table:style-name="Tabulka1.A2" office:value-type="string">
            <text:p text:style-name="P21">AccessKey</text:p>
          </table:table-cell>
          <table:table-cell table:style-name="Tabulka1.A2" office:value-type="string">
            <text:p text:style-name="P21">String</text:p>
          </table:table-cell>
          <table:table-cell table:style-name="Tabulka1.A2" office:value-type="string">
            <text:p text:style-name="P15">Unikátní identifikátor přidělený při vytvoření účtu.</text:p>
          </table:table-cell>
          <table:table-cell table:style-name="Tabulka1.D2" office:value-type="string">
            <text:p text:style-name="P19">testKey</text:p>
          </table:table-cell>
        </table:table-row>
      </table:table>
      <text:p text:style-name="P6"/>
      <text:p text:style-name="P8"><text:span text:style-name="T9">Struktura odpov</text:span><text:span text:style-name="T28">ědi:</text:span></text:p>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16">Název</text:p>
          </table:table-cell>
          <table:table-cell table:style-name="Tabulka2.A1" office:value-type="string">
            <text:p text:style-name="P16">Typ</text:p>
          </table:table-cell>
          <table:table-cell table:style-name="Tabulka2.A1" office:value-type="string">
            <text:p text:style-name="P16">Popis</text:p>
          </table:table-cell>
          <table:table-cell table:style-name="Tabulka2.D1" office:value-type="string">
            <text:p text:style-name="P16">Příklad</text:p>
          </table:table-cell>
        </table:table-row>
        <table:table-row>
          <table:table-cell table:style-name="Tabulka2.A2" office:value-type="string">
            <text:p text:style-name="P21">data</text:p>
          </table:table-cell>
          <table:table-cell table:style-name="Tabulka2.A2" office:value-type="string">
            <text:p text:style-name="P21">Object</text:p>
          </table:table-cell>
          <table:table-cell table:style-name="Tabulka2.A2" office:value-type="string">
            <text:p text:style-name="P15">Objekt obsahující klíč-hodnota dvojice s názvy obchodů. (Viz výše)</text:p>
          </table:table-cell>
          <table:table-cell table:style-name="Tabulka2.D2" office:value-type="string">
            <text:p text:style-name="P19">{</text:p>
            <text:p text:style-name="P19"><text:s text:c="2"/>'cernyrytir': '<text:span text:style-name="T27">Černý Rytíř</text:span>', </text:p>
            <text:p text:style-name="P19"><text:s text:c="2"/>'rishada': 'Rishada'</text:p>
            <text:p text:style-name="P19">}</text:p>
          </table:table-cell>
        </table:table-row>
      </table:table>
      <text:p text:style-name="P11"/>
      <text:h text:style-name="P63" text:outline-level="3">Příklad požadavku</text:h>
      <text:p text:style-name="P36"/>
      <text:p text:style-name="P26"><text:span text:style-name="T21">c</text:span><text:span text:style-name="T23">url </text:span><text:span text:style-name="T21">-H 'Accept: application/json' </text:span><text:span text:style-name="Source_20_Text"><text:span text:style-name="T16">-H 'Content-type: application/json' </text:span></text:span><text:span text:style-name="T21">-X POST -d '{</text:span><text:span text:style-name="Source_20_Text"><text:span text:style-name="T16">"</text:span></text:span><text:span text:style-name="T21">AccessKey</text:span><text:span text:style-name="Source_20_Text"><text:span text:style-name="T16">"</text:span></text:span><text:span text:style-name="T21">: </text:span><text:span text:style-name="Source_20_Text"><text:span text:style-name="T16">"</text:span></text:span><text:span text:style-name="T21">testKey</text:span><text:span text:style-name="Source_20_Text"><text:span text:style-name="T16">"</text:span></text:span><text:span text:style-name="T21">}' </text:span><text:a xlink:type="simple" xlink:href="http://mtgim.cz/mtg-api/shops-available" text:style-name="Internet_20_link" text:visited-style-name="Visited_20_Internet_20_Link"><text:span text:style-name="T22">http://mtgim.cz/mtg-api/shops-available</text:span></text:a></text:p>
      <text:p text:style-name="P37"/>
      <text:p text:style-name="P9"/>
      <text:p text:style-name="P33"/>
      <text:p text:style-name="P40"><text:span text:style-name="T19">&gt; POST /mtg-api/shops-available HTTP/1.1<text:line-break/>&gt; User-Agent: curl/7.37.0<text:line-break/>&gt; Host: </text:span><text:span text:style-name="T20">mtgim.cz</text:span><text:span text:style-name="T19"><text:line-break/>&gt; Accept: application/json<text:line-break/>&gt; Content-type: application/json<text:line-break/>&gt; Content-Length: 24<text:line-break/>&gt; <text:line-break/>&gt; </text:span><text:span text:style-name="T25">{</text:span><text:span text:style-name="Source_20_Text"><text:span text:style-name="T17">"</text:span></text:span><text:span text:style-name="T25">AccessKey</text:span><text:span text:style-name="Source_20_Text"><text:span text:style-name="T17">"</text:span></text:span><text:span text:style-name="T25">: </text:span><text:span text:style-name="Source_20_Text"><text:span text:style-name="T17">"</text:span></text:span><text:span text:style-name="T25">testKey</text:span><text:span text:style-name="Source_20_Text"><text:span text:style-name="T17">"</text:span></text:span><text:span text:style-name="T25">}</text:span></text:p>
      <text:p text:style-name="P39"/>
      <text:p text:style-name="P49"/>
      <text:h text:style-name="P66" text:outline-level="3">Příklad <text:span text:style-name="T12">OK </text:span>odpovědi</text:h>
      <text:p text:style-name="P41"/>
      <text:p text:style-name="P42">&lt; HTTP/1.1 200 OK<text:line-break/>&lt; Date: Tue, 16 Sep 2014 22:29:19 GMT<text:line-break/>&lt; Server: Apache/2.4.9 (Unix) PHP/5.5.13<text:line-break/>&lt; X-Powered-By: PHP/5.5.13<text:line-break/>&lt; Content-Length: 123<text:line-break/>&lt; Content-Type: application/json<text:line-break/>&lt; <text:line-break/>&lt; {"data":{"cernyrytir":"\u010cern\u00fd Ryt\u00ed\u0159","mystic":"Mystic Shop","najada":"Naj\u00e1da","rishada":"Rishada"}}</text:p>
      <text:p text:style-name="P40"/>
      <text:h text:style-name="P64" text:outline-level="3">Příklad chybové odpovědi</text:h>
      <text:p text:style-name="P41"/>
      <text:p text:style-name="P42">&lt; HTTP/1.1 400 Bad Request<text:line-break/>&lt; Date: Tue, 16 Sep 2014 22:29:19 GMT<text:line-break/>&lt; Server: Apache/2.4.9 (Unix) PHP/5.5.13<text:line-break/>&lt; X-Powered-By: PHP/5.5.13<text:line-break/>&lt; Content-Length: 37<text:line-break/>&lt; Content-Type: application/json<text:line-break/>&lt; <text:line-break/>&lt; {"error”: “Invalid params specified”}</text:p>
      <text:p text:style-name="P40"/>
      <text:h text:style-name="P61" text:outline-level="2"/>
      <text:h text:style-name="P62" text:outline-level="2">find-price</text:h>
      <text:p text:style-name="P14">Metoda slouží k dohledání cen karet v daném obchodě. Vstupem je hledaný řetězec z názvu karty, <text:span text:style-name="T12">ID </text:span>obchod<text:span text:style-name="T12">u</text:span>, ve kterém se má cena hledat, a provedení karty (obyčejné / foil).</text:p>
      <text:p text:style-name="P14">Výsledkem je seznam karet obsahujících daný řetězec ve svém názvu a jejich cena v daném obchodě. Maximální počet vrácených položek je závislý na e-shopu. Obvykle se pohybuje mezi 30 – 50 kartami.</text:p>
      <text:h text:style-name="P63" text:outline-level="3">Struktura požadavku</text:h>
      <text:p text:style-name="P5"><text:span text:style-name="T10">Adresa:</text:span><text:span text:style-name="T9"> </text:span><text:span text:style-name="T18">/find-price</text:span></text:p>
      <text:p text:style-name="P7"><text:span text:style-name="T13">Struktura</text:span><text:span text:style-name="T9"> požadavku:</text:span></text:p>
      <table:table table:name="Tabulka3" table:style-name="Tabulka3">
        <table:table-column table:style-name="Tabulka3.A"/>
        <table:table-column table:style-name="Tabulka3.B"/>
        <table:table-column table:style-name="Tabulka3.C"/>
        <table:table-column table:style-name="Tabulka3.D"/>
        <table:table-row table:style-name="Tabulka3.1">
          <table:table-cell table:style-name="Tabulka3.A1" office:value-type="string">
            <text:p text:style-name="P16">Název</text:p>
          </table:table-cell>
          <table:table-cell table:style-name="Tabulka3.A1" office:value-type="string">
            <text:p text:style-name="P16">Typ</text:p>
          </table:table-cell>
          <table:table-cell table:style-name="Tabulka3.A1" office:value-type="string">
            <text:p text:style-name="P16">Popis</text:p>
          </table:table-cell>
          <table:table-cell table:style-name="Tabulka3.D1" office:value-type="string">
            <text:p text:style-name="P16">Příklad</text:p>
          </table:table-cell>
        </table:table-row>
        <table:table-row>
          <table:table-cell table:style-name="Tabulka3.A2" office:value-type="string">
            <text:p text:style-name="P21">AccessKey</text:p>
          </table:table-cell>
          <table:table-cell table:style-name="Tabulka3.A2" office:value-type="string">
            <text:p text:style-name="P21">String</text:p>
          </table:table-cell>
          <table:table-cell table:style-name="Tabulka3.A2" office:value-type="string">
            <text:p text:style-name="P15">Unikátní identifikátor přidělený při vytvoření účtu.</text:p>
          </table:table-cell>
          <table:table-cell table:style-name="Tabulka3.D2" office:value-type="string">
            <text:p text:style-name="P23">testKey</text:p>
          </table:table-cell>
        </table:table-row>
        <table:table-row>
          <table:table-cell table:style-name="Tabulka3.A2" office:value-type="string">
            <text:p text:style-name="P20">CardName</text:p>
          </table:table-cell>
          <table:table-cell table:style-name="Tabulka3.A2" office:value-type="string">
            <text:p text:style-name="P19">String</text:p>
          </table:table-cell>
          <table:table-cell table:style-name="Tabulka3.A2" office:value-type="string">
            <text:p text:style-name="P17">Hledan<text:span text:style-name="T27">ý řetězec z názvu karty.</text:span></text:p>
          </table:table-cell>
          <table:table-cell table:style-name="Tabulka3.D2" office:value-type="string">
            <text:p text:style-name="P21">Disenchant</text:p>
          </table:table-cell>
        </table:table-row>
        <table:table-row>
          <table:table-cell table:style-name="Tabulka3.A2" office:value-type="string">
            <text:p text:style-name="P24">Shop</text:p>
          </table:table-cell>
          <table:table-cell table:style-name="Tabulka3.A2" office:value-type="string">
            <text:p text:style-name="P23">String</text:p>
          </table:table-cell>
          <table:table-cell table:style-name="Tabulka3.A2" office:value-type="string">
            <text:p text:style-name="P18">Identifikátor obchodu, ve kterém se má cena vyhledávat.</text:p>
          </table:table-cell>
          <table:table-cell table:style-name="Tabulka3.D2" office:value-type="string">
            <text:p text:style-name="P21">Rishada</text:p>
          </table:table-cell>
        </table:table-row>
        <table:table-row>
          <table:table-cell table:style-name="Tabulka3.A2" office:value-type="string">
            <text:p text:style-name="P24">FoilType</text:p>
          </table:table-cell>
          <table:table-cell table:style-name="Tabulka3.A2" office:value-type="string">
            <text:p text:style-name="P23">String</text:p>
          </table:table-cell>
          <table:table-cell table:style-name="Tabulka3.A2" office:value-type="string">
            <text:p text:style-name="P18">Identifikátor typu karty:</text:p>
            <text:p text:style-name="P18"><text:s text:c="2"/>R – pouze obyčejné karty</text:p>
            <text:p text:style-name="P18"><text:s text:c="2"/>F – pouze foilové karty</text:p>
            <text:p text:style-name="P18"><text:s text:c="2"/>A – všechny karty</text:p>
          </table:table-cell>
          <table:table-cell table:style-name="Tabulka3.D2" office:value-type="string">
            <text:p text:style-name="P21">R</text:p>
          </table:table-cell>
        </table:table-row>
      </table:table>
      <text:p text:style-name="P6"/>
      <text:p text:style-name="P8"><text:span text:style-name="T9">Struktura odpov</text:span><text:span text:style-name="T28">ědi:</text:span></text:p>
      <table:table table:name="Tabulka4" table:style-name="Tabulka4">
        <table:table-column table:style-name="Tabulka4.A"/>
        <table:table-column table:style-name="Tabulka4.B"/>
        <table:table-column table:style-name="Tabulka4.C"/>
        <table:table-column table:style-name="Tabulka4.D"/>
        <table:table-column table:style-name="Tabulka4.E"/>
        <table:table-column table:style-name="Tabulka4.F"/>
        <table:table-row>
          <table:table-cell table:style-name="Tabulka4.A1" table:number-columns-spanned="3" office:value-type="string">
            <text:p text:style-name="P16">Název</text:p>
          </table:table-cell>
          <table:covered-table-cell/>
          <table:covered-table-cell/>
          <table:table-cell table:style-name="Tabulka4.A1" office:value-type="string">
            <text:p text:style-name="P16">Typ</text:p>
          </table:table-cell>
          <table:table-cell table:style-name="Tabulka4.A1" office:value-type="string">
            <text:p text:style-name="P16">Popis</text:p>
          </table:table-cell>
          <table:table-cell table:style-name="Tabulka4.F1" office:value-type="string">
            <text:p text:style-name="P16">Příklad</text:p>
          </table:table-cell>
        </table:table-row>
        <table:table-row>
          <table:table-cell table:style-name="Tabulka4.A2" table:number-columns-spanned="3" office:value-type="string">
            <text:p text:style-name="P21">data</text:p>
          </table:table-cell>
          <table:covered-table-cell/>
          <table:covered-table-cell/>
          <table:table-cell table:style-name="Tabulka4.A2" office:value-type="string">
            <text:p text:style-name="P21">Object</text:p>
          </table:table-cell>
          <table:table-cell table:style-name="Tabulka4.A2" office:value-type="string">
            <text:p text:style-name="P15">Pole obsahující objekty s jednotlivými výsledky vyhledávání.</text:p>
          </table:table-cell>
          <table:table-cell table:style-name="Tabulka4.F2" office:value-type="string">
            <text:p text:style-name="P19"/>
          </table:table-cell>
        </table:table-row>
        <table:table-row>
          <table:table-cell table:style-name="Tabulka4.A3" office:value-type="string">
            <text:p text:style-name="P22"/>
          </table:table-cell>
          <table:table-cell table:style-name="Tabulka4.A2" table:number-columns-spanned="2" office:value-type="string">
            <text:p text:style-name="P22"/>
          </table:table-cell>
          <table:covered-table-cell/>
          <table:table-cell table:style-name="Tabulka4.A2" office:value-type="string">
            <text:p text:style-name="P21">Object</text:p>
          </table:table-cell>
          <table:table-cell table:style-name="Tabulka4.A2" office:value-type="string">
            <text:p text:style-name="P15">Struktura jednoho záznamu.</text:p>
          </table:table-cell>
          <table:table-cell table:style-name="Tabulka4.F2" office:value-type="string">
            <text:p text:style-name="P19"/>
          </table:table-cell>
        </table:table-row>
        <table:table-row>
          <table:table-cell table:style-name="Tabulka4.A3" table:number-columns-spanned="2" office:value-type="string">
            <text:p text:style-name="P22"/>
          </table:table-cell>
          <table:covered-table-cell/>
          <table:table-cell table:style-name="Tabulka4.A2" office:value-type="string">
            <text:p text:style-name="P25">name</text:p>
          </table:table-cell>
          <table:table-cell table:style-name="Tabulka4.A2" office:value-type="string">
            <text:p text:style-name="P21">String</text:p>
          </table:table-cell>
          <table:table-cell table:style-name="Tabulka4.A2" office:value-type="string">
            <text:p text:style-name="P15">Název karty.</text:p>
          </table:table-cell>
          <table:table-cell table:style-name="Tabulka4.F2" office:value-type="string">
            <text:p text:style-name="P19">Disenchant</text:p>
          </table:table-cell>
        </table:table-row>
        <table:table-row>
          <table:table-cell table:style-name="Tabulka4.A5" table:number-columns-spanned="2" office:value-type="string">
            <text:p text:style-name="P22"/>
          </table:table-cell>
          <table:covered-table-cell/>
          <table:table-cell table:style-name="Tabulka4.A2" office:value-type="string">
            <text:p text:style-name="P20">expansion</text:p>
          </table:table-cell>
          <table:table-cell table:style-name="Tabulka4.A2" office:value-type="string">
            <text:p text:style-name="P19">String</text:p>
          </table:table-cell>
          <table:table-cell table:style-name="Tabulka4.A2" office:value-type="string">
            <text:p text:style-name="P17">N<text:span text:style-name="T27">ázev edice karty.</text:span></text:p>
          </table:table-cell>
          <table:table-cell table:style-name="Tabulka4.F2" office:value-type="string">
            <text:p text:style-name="P23">Mercedian Masques</text:p>
          </table:table-cell>
        </table:table-row>
        <table:table-row>
          <table:table-cell table:style-name="Tabulka4.A5" table:number-columns-spanned="2" office:value-type="string">
            <text:p text:style-name="P22"/>
          </table:table-cell>
          <table:covered-table-cell/>
          <table:table-cell table:style-name="Tabulka4.A2" office:value-type="string">
            <text:p text:style-name="P24">amount</text:p>
          </table:table-cell>
          <table:table-cell table:style-name="Tabulka4.A2" office:value-type="string">
            <text:p text:style-name="P23">Number</text:p>
          </table:table-cell>
          <table:table-cell table:style-name="Tabulka4.A2" office:value-type="string">
            <text:p text:style-name="P18">Počet karet skladem.</text:p>
          </table:table-cell>
          <table:table-cell table:style-name="Tabulka4.F6" office:value-type="float" office:value="4">
            <text:p text:style-name="P23">4</text:p>
          </table:table-cell>
        </table:table-row>
        <table:table-row>
          <table:table-cell table:style-name="Tabulka4.A5" table:number-columns-spanned="2" office:value-type="string">
            <text:p text:style-name="P22"/>
          </table:table-cell>
          <table:covered-table-cell/>
          <table:table-cell table:style-name="Tabulka4.A2" office:value-type="string">
            <text:p text:style-name="P24">value</text:p>
          </table:table-cell>
          <table:table-cell table:style-name="Tabulka4.A2" office:value-type="string">
            <text:p text:style-name="P23">Number</text:p>
          </table:table-cell>
          <table:table-cell table:style-name="Tabulka4.A2" office:value-type="string">
            <text:p text:style-name="P18">Cena karty v Kč.</text:p>
          </table:table-cell>
          <table:table-cell table:style-name="Tabulka4.F6" office:value-type="float" office:value="15">
            <text:p text:style-name="P23">15</text:p>
          </table:table-cell>
        </table:table-row>
        <table:table-row>
          <table:table-cell table:style-name="Tabulka4.F2" table:number-columns-spanned="2" office:value-type="string">
            <text:p text:style-name="P22"/>
          </table:table-cell>
          <table:covered-table-cell/>
          <table:table-cell table:style-name="Tabulka4.A2" office:value-type="string">
            <text:p text:style-name="P24">quality</text:p>
          </table:table-cell>
          <table:table-cell table:style-name="Tabulka4.A2" office:value-type="string">
            <text:p text:style-name="P23">String</text:p>
          </table:table-cell>
          <table:table-cell table:style-name="Tabulka4.A2" office:value-type="string">
            <text:p text:style-name="P18">Kvalita karty. V případě nearmint nebo mint non-foil karty je pole prázdné.</text:p>
          </table:table-cell>
          <table:table-cell table:style-name="Tabulka4.F2" office:value-type="string">
            <text:p text:style-name="P23">foil, lightly played</text:p>
          </table:table-cell>
        </table:table-row>
      </table:table>
      <text:p text:style-name="P11"/>
      <text:h text:style-name="P65" text:outline-level="3"/>
      <text:h text:style-name="P67" text:outline-level="3">Sestavení podpisu požadavku</text:h>
      <text:p text:style-name="Text_20_body"><text:span text:style-name="T2">Každý požadavek na cenu karty musí být podepsán. Podpis je </text:span><text:span text:style-name="T6">SHA</text:span><text:span text:style-name="T5">-1</text:span><text:span text:style-name="T4"> </text:span><text:span text:style-name="T3">hash ze zřetězení </text:span><text:span text:style-name="T4">AccessKey</text:span><text:span text:style-name="T3">, </text:span><text:span text:style-name="T4">Secret</text:span><text:span text:style-name="T3">, názvu metody a všech hodnot požadavku. Tedy:</text:span></text:p>
      <text:p text:style-name="P29"/>
      <text:p text:style-name="P27"><text:span text:style-name="T14">sha1(</text:span><text:span text:style-name="T29">AccessKey + Secret + </text:span><text:span text:style-name="T14">'find-price' + </text:span><text:span text:style-name="T29">C</text:span><text:span text:style-name="T14">ardName + </text:span><text:span text:style-name="T29">S</text:span><text:span text:style-name="T14">hop + </text:span><text:span text:style-name="T29">F</text:span><text:span text:style-name="T14">oilType)</text:span></text:p>
      <text:p text:style-name="P29"/>
      <text:p text:style-name="P44"/>
      <text:p text:style-name="P44">Příklad sestavení řetězce:</text:p>
      <text:p text:style-name="P43"><text:span text:style-name="T11">AccessKey: </text:span><text:span text:style-name="T8">testKey</text:span></text:p>
      <text:p text:style-name="P43"><text:span text:style-name="T11">Secret: </text:span><text:span text:style-name="T8">testSecret</text:span></text:p>
      <text:p text:style-name="P43"><text:span text:style-name="T11">CardName: </text:span><text:span text:style-name="T8">Disenchant</text:span></text:p>
      <text:p text:style-name="P43"><text:span text:style-name="T11">Shop: </text:span><text:span text:style-name="T8">rishada</text:span></text:p>
      <text:p text:style-name="P43"><text:span text:style-name="T11">FoilType: </text:span><text:span text:style-name="T8">R</text:span></text:p>
      <text:p text:style-name="P45"/>
      <text:p text:style-name="P43"><text:span text:style-name="T11">Sestavený řetězec: </text:span><text:span text:style-name="T8">fdfc0f4016a5d24ede15d610a7598c46e0d26a8a</text:span></text:p>
      <text:p text:style-name="P43"><text:span text:style-name="T11">SHA-1: </text:span><text:span text:style-name="T24">6a7c77f1401063992cf47fcadf5b16519c87a14c</text:span></text:p>
      <text:p text:style-name="P48"/>
      <text:p text:style-name="P46"><text:span text:style-name="T14">P</text:span><text:span text:style-name="T29">říklad implmentace v PHP5:</text:span></text:p>
      <text:p text:style-name="P34"/>
      <text:p text:style-name="P28"><text:span text:style-name="T29">function </text:span><text:span text:style-name="T14">getRequestFindPriceBody (</text:span></text:p>
      <text:p text:style-name="P30"><text:tab/>$accessKey, $secret, $cardName, $shop, $foilType</text:p>
      <text:p text:style-name="P30">) {</text:p>
      <text:p text:style-name="P30"><text:tab/>$signature = getFindPriceSignature(</text:p>
      <text:p text:style-name="P30"><text:tab/><text:tab/>$accessKey, $secret, $cardName, $shop, $foilType</text:p>
      <text:p text:style-name="P30"><text:tab/>);</text:p>
      <text:p text:style-name="P30"><text:tab/>$req_params = array(</text:p>
      <text:p text:style-name="P30"><text:tab/><text:tab/>'AccessKey' =&gt; $accessKey,</text:p>
      <text:p text:style-name="P30"><text:tab/><text:tab/>'CardName' =&gt; $cardName,</text:p>
      <text:p text:style-name="P30"><text:tab/><text:tab/>'Shop' =&gt; $shop,</text:p>
      <text:p text:style-name="P30"><text:tab/><text:tab/>'FoilType' =&gt; $foilType,</text:p>
      <text:p text:style-name="P30"><text:tab/><text:tab/>'Signature' =&gt; $signature,</text:p>
      <text:p text:style-name="P30"><text:tab/>);</text:p>
      <text:p text:style-name="P30"><text:tab/>return json_encode($req_params);</text:p>
      <text:p text:style-name="P30">}</text:p>
      <text:p text:style-name="P30"/>
      <text:p text:style-name="P30">function getFindPriceSignature (</text:p>
      <text:p text:style-name="P30"><text:tab/>$accessKey, $secret, $cardName, $shop, $foilType</text:p>
      <text:p text:style-name="P30">) {</text:p>
      <text:p text:style-name="P30"><text:tab/>return sha1(</text:p>
      <text:p text:style-name="P28"><text:soft-page-break/><text:span text:style-name="T14"><text:tab/><text:tab/>$a</text:span><text:span text:style-name="T29">ccessKey </text:span></text:p>
      <text:p text:style-name="P28"><text:span text:style-name="T29"><text:tab/><text:tab/>. </text:span><text:span text:style-name="T14">$s</text:span><text:span text:style-name="T29">ecret </text:span></text:p>
      <text:p text:style-name="P28"><text:span text:style-name="T29"><text:tab/><text:tab/>. </text:span><text:span text:style-name="T14">'find-price' </text:span></text:p>
      <text:p text:style-name="P30"><text:tab/><text:tab/>. $cardName </text:p>
      <text:p text:style-name="P30"><text:tab/><text:tab/>. $shop </text:p>
      <text:p text:style-name="P30"><text:tab/><text:tab/>. $foilType</text:p>
      <text:p text:style-name="P30"><text:tab/>);</text:p>
      <text:p text:style-name="P30">}</text:p>
      <text:p text:style-name="P30"/>
      <text:h text:style-name="P63" text:outline-level="3">Příklad požadavku</text:h>
      <text:p text:style-name="P36"/>
      <text:p text:style-name="P38">curl -H 'Accept: application/json' -H 'Content-type: application/json' -X POST -d '{"AccessKey": "testKey", "CardName": "Disenchant", "Shop": "rishada", "FoilType": "R", "Signature": "fdfc0f4016a5d24ede15d610a7598c46e0d26a8a"}' http://mtgim.cz/mtg-api/find-price</text:p>
      <text:p text:style-name="P37"/>
      <text:p text:style-name="P10"/>
      <text:p text:style-name="P32"/>
      <text:p text:style-name="P32">&gt; POST /mtg-api/find-price HTTP/1.1<text:line-break/>&gt; User-Agent: curl/7.37.0<text:line-break/>&gt; Host: mtgim.cz<text:line-break/>&gt; Accept: application/json<text:line-break/>&gt; Content-type: application/json<text:line-break/>&gt; Content-Length: 143<text:line-break/>&gt; <text:line-break/>&gt; <text:span text:style-name="T26">{"AccessKey": "testKey", "CardName": "Disenchant", "Shop": "rishada", "FoilType": "R", "Signature": "fdfc0f4016a5d24ede15d610a7598c46e0d26a8a"}</text:span></text:p>
      <text:p text:style-name="P31"/>
      <text:h text:style-name="P63" text:outline-level="3">Příklad <text:span text:style-name="T12">OK </text:span>odpovědi</text:h>
      <text:p text:style-name="P35"/>
      <text:p text:style-name="P35">&lt; HTTP/1.1 200 OK<text:line-break/>&lt; Date: Tue, 16 Sep 2014 22:34:09 GMT<text:line-break/>&lt; Server: Apache/2.4.9 (Unix) PHP/5.5.13<text:line-break/>&lt; X-Powered-By: PHP/5.5.13<text:line-break/>&lt; Content-Length: 596<text:line-break/>&lt; Content-Type: application/json<text:line-break/>&lt; <text:line-break/>&lt; {"data":[{"name":"Testovaci karticka","expansion":"Return to Ravnica","amount":0,"value":0,"quality":""},{"name":"Testovaci karticka","expansion":"Return to Ravnica","amount":1,"value":100,"quality":""},{"name":"Testovaci karticka","expansion":"Return to Ravnica","amount":2,"value":200,"quality":""},{"name":"Testovaci karticka","expansion":"Return to Ravnica","amount":3,"value":300,"quality":""},{"name":"Testovaci karticka","expansion":"Return to Ravnica","amount":4,"value":400,"quality":""},{"name":"Testovaci karticka","expansion":"Return to Ravnica","amount":5,"value":500,"quality":""}]} </text:p>
      <text:p text:style-name="P31"/>
      <text:h text:style-name="P64" text:outline-level="3"/>
      <text:h text:style-name="P68" text:outline-level="3">Příklad chybové odpovědi</text:h>
      <text:p text:style-name="P41"/>
      <text:p text:style-name="P42">&lt; HTTP/1.1 401 Unauthorized<text:line-break/>&lt; Date: Tue, 16 Sep 2014 22:29:19 GMT<text:line-break/>&lt; Server: Apache/2.4.9 (Unix) PHP/5.5.13<text:line-break/>&lt; X-Powered-By: PHP/5.5.13<text:line-break/>&lt; Content-Length: 26<text:line-break/>&lt; Content-Type: application/json<text:line-break/>&lt; <text:line-break/>&lt; {"error”: “Invalid signature”}</text:p>
      <text:p text:style-name="P40"/>
      <text:p text:style-name="P9"/>
      <text:h text:style-name="P56" text:outline-level="1"/>
      <text:h text:style-name="P59" text:outline-level="1">Limity volání</text:h>
      <text:p text:style-name="P5">Počet volání rozhraní z jednoho účtu je omezen na 200 volání za den. V případě překročení této hranice může server na každé další volání odpovědět HTTP hlavičkou 403 a chybou „Day limit exceeded“.</text:p>
      <text:p text:style-name="P41"/>
      <text:p text:style-name="P42">&lt; HTTP/1.1 403 Forbidden<text:line-break/>&lt; Date: Tue, 16 Sep 2014 22:29:19 GMT<text:line-break/>&lt; Server: Apache/2.4.9 (Unix) PHP/5.5.13<text:line-break/>&lt; X-Powered-By: PHP/5.5.13<text:line-break/>&lt; Content-Length: <text:span text:style-name="T27">31</text:span><text:line-break/>&lt; Content-Type: application/json<text:line-break/>&lt; <text:line-break/>&lt; {"error”: “<text:span text:style-name="T27">Day limit exceeded</text:span>”}</text:p>
      <text:p text:style-name="P40"/>
      <text:p text:style-name="P47">Pokud by byl tento limit <text:span text:style-name="T12">byl pro </text:span>vaše použití příliž nízký, lze smluvně upravit jeho hodnotu.</text:p>
      <text:h text:style-name="P56" text:outline-level="1">Testovací účet</text:h>
      <text:p text:style-name="P5">Pro testování by měl být využit testovací účet. Ten umožňuje libovolný počet volání rozhraní. Při použití tohoto účtu jsou vždy vrácena statická testovací data. (Nelze jej tedy použít pro koncové uživatele.)</text:p>
      <text:p text:style-name="P5">Tento účet také není závislý na použitém eshopu a tudíž nedochází k neovlivnitelným výpadkům služby. Je ovšem třeba brát zřetel, že odpověď od ostrého eshopu bude trvat značně delší dobu. (Obvykle řádově v jednotkách sekund.)</text:p>
      <text:p text:style-name="P5">Pro testovací účet použijte tyto údaje:</text:p>
      <text:list xml:id="list6800087592995084808" text:style-name="L1">
        <text:list-item>
          <text:p text:style-name="P70"><text:span text:style-name="T7">AccessKey</text:span>: <text:span text:style-name="T9">testKey</text:span></text:p>
        </text:list-item>
        <text:list-item>
          <text:p text:style-name="P70"><text:span text:style-name="T7">Secret</text:span>: <text:span text:style-name="T9">testSecret</text:span></text:p>
        </text:list-item>
      </text:list>
      <text:p text:style-name="P5">Tyto údaje jsou také použity ve všech příkladech v této dokumentaci.</text:p>
      <text:h text:style-name="P56" text:outline-level="1">Přepnutí do ostrého provozu</text:h>
      <text:p text:style-name="P5">Přepnutí do ostrého provozu se provádí po podpisu smlouvy a úspěšné implementaci komunikace přes testovací přístupy. V rámci smlouvy musíte uvést rozsah IP adres, ze kterých budete k API přistupovat v ostrém provozu. Od mtgim.cz vám budou následně zaslány ostré přístupové údaje (AccessKey a Secret) pro tento rozsah.</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text:number-lines="true" text:line-number="0">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text:number-lines="true" text:line-number="0">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10</text:page-number></text:span></text:p>
      </style:footer>
    </style:master-page>
    <style:master-page style:name="Envelop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ří Bažant</meta:initial-creator>
    <meta:creation-date>2014-09-11T08:01:06.77</meta:creation-date>
    <dc:date>2014-09-20T11:31:12.60</dc:date>
    <dc:creator>Jiří Bažant</dc:creator>
    <meta:editing-duration>PT22H6M</meta:editing-duration>
    <meta:editing-cycles>16</meta:editing-cycles>
    <meta:generator>OpenOffice/4.1.1$Win32 OpenOffice.org_project/411m6$Build-9775</meta:generator>
    <meta:printed-by>Jiří Bažant</meta:printed-by>
    <meta:print-date>2014-09-17T09:35:51.38</meta:print-date>
    <meta:document-statistic meta:table-count="5" meta:image-count="0" meta:object-count="0" meta:page-count="12" meta:paragraph-count="211" meta:word-count="1247" meta:character-count="9404"/>
  </office:meta>
</office:document-meta>
</file>